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0.02mm" svg:y="67.67mm">
            <loext:p draw:notify-on-update-of-ranges="Sheet1.E6:Sheet1.E8 Sheet1.F5:Sheet1.F5 Sheet1.F6:Sheet1.F8 Sheet1.G5:Sheet1.G5 Sheet1.G6:Sheet1.G8 Sheet1.H5:Sheet1.H5 Sheet1.H6:Sheet1.H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5.7mm" svg:y="68.2mm">
            <loext:p draw:notify-on-update-of-ranges="Sheet1.I6:Sheet1.I11 Sheet1.J5:Sheet1.J5 Sheet1.J6:Sheet1.J11 Sheet1.K5:Sheet1.K5 Sheet1.K6:Sheet1.K11 Sheet1.L5:Sheet1.L5 Sheet1.L6:Sheet1.L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erfügbar</text:p>
          </table:table-cell>
          <table:table-cell office:value-type="string" calcext:value-type="string">
            <text:p>Single-Core</text:p>
          </table:table-cell>
          <table:table-cell office:value-type="string" calcext:value-type="string">
            <text:p>Dual-Core</text:p>
          </table:table-cell>
          <table:table-cell/>
          <table:table-cell office:value-type="string" calcext:value-type="string">
            <text:p>Verfügbar</text:p>
          </table:table-cell>
          <table:table-cell office:value-type="string" calcext:value-type="string">
            <text:p>Single-Core</text:p>
          </table:table-cell>
          <table:table-cell office:value-type="string" calcext:value-type="string">
            <text:p>Dual-C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</text:p>
          </table:table-cell>
          <table:table-cell office:value-type="float" office:value="63400" calcext:value-type="float">
            <text:p>63400</text:p>
          </table:table-cell>
          <table:table-cell office:value-type="float" office:value="18577" calcext:value-type="float">
            <text:p>18577</text:p>
          </table:table-cell>
          <table:table-cell office:value-type="float" office:value="32108" calcext:value-type="float">
            <text:p>32108</text:p>
          </table:table-cell>
          <table:table-cell office:value-type="string" calcext:value-type="string">
            <text:p>BRAM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TRAM</text:p>
          </table:table-cell>
          <table:table-cell office:value-type="float" office:value="19000" calcext:value-type="float">
            <text:p>19000</text:p>
          </table:table-cell>
          <table:table-cell office:value-type="float" office:value="1193" calcext:value-type="float">
            <text:p>119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DSP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F</text:p>
          </table:table-cell>
          <table:table-cell office:value-type="float" office:value="126800" calcext:value-type="float">
            <text:p>126800</text:p>
          </table:table-cell>
          <table:table-cell office:value-type="float" office:value="10327" calcext:value-type="float">
            <text:p>10327</text:p>
          </table:table-cell>
          <table:table-cell office:value-type="float" office:value="15675" calcext:value-type="float">
            <text:p>15675</text:p>
          </table:table-cell>
          <table:table-cell office:value-type="string" calcext:value-type="string">
            <text:p>IO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UFG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MCM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 style:data-style-name="N2" text:time-value="13:36:40.451094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26:34.474438086</meta:creation-date>
    <dc:date>2018-08-28T13:52:36.030311320</dc:date>
    <meta:editing-duration>PT28M35S</meta:editing-duration>
    <meta:editing-cycles>4</meta:editing-cycles>
    <meta:generator>LibreOffice/5.2.7.2$Linux_X86_64 LibreOffice_project/20m0$Build-2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6.316cm" svg:y="1.275cm" chart:style-name="ch3">
          <text:p>PRHS (ohne FPU)</text:p>
        </chart:subtitle>
        <chart:legend chart:legend-position="end" svg:x="13.472cm" svg:y="3.703cm" style:legend-expansion="high" chart:style-name="ch4"/>
        <chart:plot-area chart:style-name="ch5" table:cell-range-address="Sheet1.E5:Sheet1.H8" chart:data-source-has-labels="both" svg:x="0.32cm" svg:y="2.138cm" svg:width="12.832cm" svg:height="6.682cm">
          <chartooo:coordinate-region svg:x="1.682cm" svg:y="2.337cm" svg:width="11.47cm" svg:height="5.836cm"/>
          <chart:axis chart:dimension="x" chart:name="primary-x" chart:style-name="ch6" chartooo:axis-type="auto">
            <chartooo:date-scale/>
            <chart:categories table:cell-range-address="Sheet1.E6:Sheet1.E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F6:Sheet1.F8" chart:label-cell-address="Sheet1.F5:Sheet1.F5" chart:class="chart:bar">
            <chart:data-point chart:repeated="2"/>
            <chart:data-point chart:style-name="ch10"/>
          </chart:series>
          <chart:series chart:style-name="ch11" chart:values-cell-range-address="Sheet1.G6:Sheet1.G8" chart:label-cell-address="Sheet1.G5:Sheet1.G5" chart:class="chart:bar">
            <chart:data-point chart:repeated="3"/>
          </chart:series>
          <chart:series chart:style-name="ch12" chart:values-cell-range-address="Sheet1.H6:Sheet1.H8" chart:label-cell-address="Sheet1.H5:Sheet1.H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F5:Sheet1.F5</svg:desc>
                </draw:g>
              </table:table-cell>
              <table:table-cell office:value-type="string">
                <text:p>Single-Core</text:p>
                <draw:g>
                  <svg:desc>Sheet1.G5:Sheet1.G5</svg:desc>
                </draw:g>
              </table:table-cell>
              <table:table-cell office:value-type="string">
                <text:p>Dual-Core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E6:Sheet1.E8</svg:desc>
                </draw:g>
              </table:table-cell>
              <table:table-cell office:value-type="float" office:value="63400">
                <text:p>63400</text:p>
                <draw:g>
                  <svg:desc>Sheet1.F6:Sheet1.F8</svg:desc>
                </draw:g>
              </table:table-cell>
              <table:table-cell office:value-type="float" office:value="18577">
                <text:p>18577</text:p>
                <draw:g>
                  <svg:desc>Sheet1.G6:Sheet1.G8</svg:desc>
                </draw:g>
              </table:table-cell>
              <table:table-cell office:value-type="float" office:value="32108">
                <text:p>32108</text:p>
                <draw:g>
                  <svg:desc>Sheet1.H6:Sheet1.H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9000">
                <text:p>19000</text:p>
              </table:table-cell>
              <table:table-cell office:value-type="float" office:value="1193">
                <text:p>1193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26800">
                <text:p>126800</text:p>
              </table:table-cell>
              <table:table-cell office:value-type="float" office:value="10327">
                <text:p>10327</text:p>
              </table:table-cell>
              <table:table-cell office:value-type="float" office:value="15675">
                <text:p>156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6.316cm" svg:y="1.275cm" chart:style-name="ch3">
          <text:p>PRHS (ohne FPU)</text:p>
        </chart:subtitle>
        <chart:legend chart:legend-position="end" svg:x="13.472cm" svg:y="3.703cm" style:legend-expansion="high" chart:style-name="ch4"/>
        <chart:plot-area chart:style-name="ch5" table:cell-range-address="Sheet1.I5:Sheet1.L11" chart:data-source-has-labels="both" svg:x="0.32cm" svg:y="2.138cm" svg:width="12.832cm" svg:height="6.682cm">
          <chartooo:coordinate-region svg:x="1.127cm" svg:y="2.337cm" svg:width="12.025cm" svg:height="5.836cm"/>
          <chart:axis chart:dimension="x" chart:name="primary-x" chart:style-name="ch6" chartooo:axis-type="auto">
            <chartooo:date-scale/>
            <chart:categories table:cell-range-address="Sheet1.I6:Sheet1.I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J6:Sheet1.J11" chart:label-cell-address="Sheet1.J5:Sheet1.J5" chart:class="chart:bar">
            <chart:data-point chart:repeated="6"/>
          </chart:series>
          <chart:series chart:style-name="ch10" chart:values-cell-range-address="Sheet1.K6:Sheet1.K11" chart:label-cell-address="Sheet1.K5:Sheet1.K5" chart:class="chart:bar">
            <chart:data-point chart:repeated="6"/>
          </chart:series>
          <chart:series chart:style-name="ch11" chart:values-cell-range-address="Sheet1.L6:Sheet1.L11" chart:label-cell-address="Sheet1.L5:Sheet1.L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fügbar</text:p>
                <draw:g>
                  <svg:desc>Sheet1.J5:Sheet1.J5</svg:desc>
                </draw:g>
              </table:table-cell>
              <table:table-cell office:value-type="string">
                <text:p>Single-Core</text:p>
                <draw:g>
                  <svg:desc>Sheet1.K5:Sheet1.K5</svg:desc>
                </draw:g>
              </table:table-cell>
              <table:table-cell office:value-type="string">
                <text:p>Dual-Core</text:p>
                <draw:g>
                  <svg:desc>Sheet1.L5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I6:Sheet1.I11</svg:desc>
                </draw:g>
              </table:table-cell>
              <table:table-cell office:value-type="float" office:value="135">
                <text:p>135</text:p>
                <draw:g>
                  <svg:desc>Sheet1.J6:Sheet1.J11</svg:desc>
                </draw:g>
              </table:table-cell>
              <table:table-cell office:value-type="float" office:value="25">
                <text:p>25</text:p>
                <draw:g>
                  <svg:desc>Sheet1.K6:Sheet1.K11</svg:desc>
                </draw:g>
              </table:table-cell>
              <table:table-cell office:value-type="float" office:value="32">
                <text:p>32</text:p>
                <draw:g>
                  <svg:desc>Sheet1.L6:Sheet1.L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210">
                <text:p>210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